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in" fo:margin-right="0in" fo:margin-top="0in" fo:margin-bottom="0in" style:contextual-spacing="false" style:line-height-at-least="0.2189in" fo:text-indent="0in" style:auto-text-indent="false" fo:background-color="#efefef"/>
      <style:text-properties fo:font-variant="normal" fo:text-transform="none" fo:color="#880000" loext:opacity="100%" style:font-name="Consolas" fo:font-size="9pt" fo:letter-spacing="normal" fo:font-style="normal" fo:font-weight="normal" loext:padding="0.0193in" loext:border="0.06pt solid #888888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color="#222222" loext:opacity="100%" style:font-name="helvetica neue" fo:font-size="15.75pt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4" style:family="paragraph" style:parent-style-name="Standard">
      <style:paragraph-properties fo:margin-top="0in" fo:margin-bottom="0in" style:contextual-spacing="false" style:line-height-at-least="0.2189in" fo:text-align="center" style:justify-single-word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 fo:padding="0in" fo:border="non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bold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2pt" fo:letter-spacing="normal" fo:font-style="normal" fo:font-weight="bold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text-transform="lowercase" fo:color="#222222" loext:opacity="100%" style:font-name="Consolas" fo:font-size="10.5pt" fo:letter-spacing="normal" fo:font-style="normal" fo:font-weight="bold" loext:padding-left="0in" loext:padding-right="0in" loext:padding-top="0in" loext:padding-bottom="0.0193in" loext:border-left="none" loext:border-right="none" loext:border-top="none" loext:border-bottom="0.06pt solid #888888"/>
    </style:style>
    <style:style style:name="P9" style:family="paragraph" style:parent-style-name="Text_20_body">
      <style:paragraph-properties fo:margin-left="0.0102in" fo:margin-right="0.0102in" fo:margin-top="0.0102in" fo:margin-bottom="0.0102in" style:contextual-spacing="false" fo:line-height="110%" fo:text-indent="0in" style:auto-text-indent="false"/>
      <style:text-properties fo:color="#888888" loext:opacity="100%" loext:padding="0.0311in" loext:border="0.06pt solid #b9b9b9"/>
    </style:style>
    <style:style style:name="T1" style:family="text">
      <style:text-properties style:font-name="times new roman" fo:font-size="12.75pt"/>
    </style:style>
    <style:style style:name="T2" style:family="text">
      <style:text-properties style:font-name="times new roman" fo:font-size="12.75pt" fo:font-style="italic"/>
    </style:style>
    <style:style style:name="T3" style:family="text">
      <style:text-properties fo:font-variant="normal" fo:text-transform="none" fo:color="#000000" loext:opacity="100%" style:font-name="verdana" fo:font-size="10.5pt" fo:letter-spacing="normal" fo:font-style="normal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. Elephant</text:p>
      <text:section text:style-name="Sect1" text:name="pageContent">
        <text:p text:style-name="P3">time limit per test</text:p>
        <text:p text:style-name="P4">1 second</text:p>
        <text:p text:style-name="P3">memory limit per test</text:p>
        <text:p text:style-name="P4">256 megabytes</text:p>
        <text:p text:style-name="P3">input</text:p>
        <text:p text:style-name="P4">standard input</text:p>
        <text:p text:style-name="P3">output</text:p>
        <text:p text:style-name="P4">standard output</text:p>
        <text:p text:style-name="P5">An elephant decided to visit his friend. It turned out that the elephant's house is located at point <text:span text:style-name="T1">0</text:span> and his friend's house is located at point <text:span text:style-name="T2">x</text:span><text:span text:style-name="T1">(</text:span><text:span text:style-name="T2">x</text:span><text:span text:style-name="T1"> &gt; 0)</text:span> of the coordinate line. In one step the elephant can move <text:span text:style-name="T1">1</text:span>, <text:span text:style-name="T1">2</text:span>, <text:span text:style-name="T1">3</text:span>, <text:span text:style-name="T1">4</text:span> or <text:span text:style-name="T1">5</text:span> positions forward. Determine, what is the minimum number of steps he need to make in order to get to his friend's house.</text:p>
        <text:p text:style-name="P7">Input</text:p>
        <text:p text:style-name="P5">The first line of the input contains an integer <text:span text:style-name="T2">x</text:span> (<text:span text:style-name="T1">1 ≤ </text:span><text:span text:style-name="T2">x</text:span><text:span text:style-name="T1"> ≤ 1 000 000</text:span>) — The coordinate of the friend's house.</text:p>
        <text:p text:style-name="P7">Output</text:p>
        <text:p text:style-name="P5">Print the minimum number of steps that elephant needs to make to get from point <text:span text:style-name="T1">0</text:span> to point <text:span text:style-name="T2">x</text:span>.</text:p>
        <text:p text:style-name="P6">Examples</text:p>
        <text:p text:style-name="P8">input</text:p>
        <text:section text:style-name="Sect1" text:name="id007763344995036654">
          <text:p text:style-name="P9">Copy</text:p>
        </text:section>
        <text:p text:style-name="P1"><text:bookmark text:name="id0004059064967996551"/>5</text:p>
        <text:p text:style-name="P8">output</text:p>
        <text:section text:style-name="Sect1" text:name="id00056565855667497944">
          <text:p text:style-name="P9">Copy</text:p>
        </text:section>
        <text:p text:style-name="P1"><text:bookmark text:name="id00011022663697035862"/>1</text:p>
        <text:p text:style-name="P8">input</text:p>
        <text:section text:style-name="Sect1" text:name="id005834348433664249">
          <text:p text:style-name="P9">Copy</text:p>
        </text:section>
        <text:p text:style-name="P1"><text:bookmark text:name="id006676817714547885"/>12</text:p>
        <text:p text:style-name="P8">output</text:p>
        <text:section text:style-name="Sect1" text:name="id00758125308557837">
          <text:p text:style-name="P9">Copy</text:p>
        </text:section>
        <text:p text:style-name="P1"><text:bookmark text:name="id003126879258679909"/>3</text:p>
        <text:p text:style-name="P7">Note</text:p>
        <text:p text:style-name="P5">In the first sample the elephant needs to make one step of length <text:span text:style-name="T1">5</text:span> to reach the point <text:span text:style-name="T2">x</text:span>.</text:p>
        <text:p text:style-name="P5">In the second sample the elephant can get to point <text:span text:style-name="T2">x</text:span> if he moves by <text:span text:style-name="T1">3</text:span>, <text:span text:style-name="T1">5</text:span> and <text:span text:style-name="T1">4</text:span>. There are other ways to get the optimal answer but the elephant cannot reach <text:span text:style-name="T2">x</text:span> in less than three moves.</text:p>
      </text:section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6-10T18:31:40.647990290</dc:date>
    <meta:editing-duration>PT9S</meta:editing-duration>
    <meta:editing-cycles>1</meta:editing-cycles>
    <meta:document-statistic meta:table-count="0" meta:image-count="0" meta:object-count="0" meta:page-count="1" meta:paragraph-count="31" meta:word-count="205" meta:character-count="1003" meta:non-whitespace-character-count="826"/>
  </office:meta>
</office:document-meta>
</file>